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T1" style:family="text">
      <style:text-properties fo:color="#000080" fo:font-weight="bold"/>
    </style:style>
    <style:style style:name="T2" style:family="text">
      <style:text-properties fo:color="#000080" style:font-name="DejaVu Sans Mono" fo:font-size="9pt" fo:font-weight="bold"/>
    </style:style>
    <style:style style:name="T3" style:family="text">
      <style:text-properties style:font-name="DejaVu Sans Mono" fo:font-size="9pt"/>
    </style:style>
    <style:style style:name="T4" style:family="text">
      <style:text-properties style:font-name="DejaVu Sans Mono" fo:font-size="9pt" fo:font-style="italic"/>
    </style:style>
    <style:style style:name="T5" style:family="text">
      <style:text-properties fo:color="#660e7a" style:font-name="DejaVu Sans Mono" fo:font-size="9pt" fo:font-style="italic"/>
    </style:style>
    <style:style style:name="T6" style:family="text">
      <style:text-properties fo:color="#660e7a" style:font-name="DejaVu Sans Mono" fo:font-size="9pt" fo:font-style="italic" fo:font-weight="bold"/>
    </style:style>
    <style:style style:name="T7" style:family="text">
      <style:text-properties fo:color="#0000ff" style:font-name="DejaVu Sans Mono" fo:font-size="9pt"/>
    </style:style>
    <style:style style:name="T8" style:family="text">
      <style:text-properties fo:color="#008000" style:font-name="DejaVu Sans Mono" fo:font-size="9pt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ublic class </text:span>Eighteen {</text:p>
      <text:p text:style-name="P2"><text:s text:c="4"/><text:span text:style-name="T2">private static int </text:span><text:span text:style-name="T5">k</text:span><text:span text:style-name="T3">;</text:span></text:p>
      <text:p text:style-name="P2"><text:s text:c="4"/><text:span text:style-name="T2">private static int </text:span><text:span text:style-name="T5">g</text:span><text:span text:style-name="T3">=</text:span><text:span text:style-name="T7">0</text:span><text:span text:style-name="T3">;</text:span></text:p>
      <text:p text:style-name="P2"><text:s text:c="4"/><text:span text:style-name="T2">public static void </text:span><text:span text:style-name="T3">main(String[] args){</text:span></text:p>
      <text:p text:style-name="P2"><text:s text:c="8"/><text:span text:style-name="T3">Scanner scanner = </text:span><text:span text:style-name="T2">new </text:span><text:span text:style-name="T3">Scanner(System.</text:span><text:span text:style-name="T6">in</text:span><text:span text:style-name="T3">);</text:span></text:p>
      <text:p text:style-name="P2"><text:s text:c="8"/><text:span text:style-name="T2">int </text:span><text:span text:style-name="T3">n =scanner.nextInt();</text:span></text:p>
      <text:p text:style-name="P2"><text:s text:c="8"/><text:span text:style-name="T2">int</text:span><text:span text:style-name="T3">[] A = </text:span><text:span text:style-name="T2">new int</text:span><text:span text:style-name="T3">[n];</text:span></text:p>
      <text:p text:style-name="P2"><text:s text:c="8"/><text:span text:style-name="T3">Scanner ArrElements = </text:span><text:span text:style-name="T2">new </text:span><text:span text:style-name="T3">Scanner(System.</text:span><text:span text:style-name="T6">in</text:span><text:span text:style-name="T3">);</text:span></text:p>
      <text:p text:style-name="P2"><text:s text:c="8"/><text:span text:style-name="T2">for</text:span><text:span text:style-name="T3">(</text:span><text:span text:style-name="T2">int </text:span><text:span text:style-name="T3">i=</text:span><text:span text:style-name="T7">0</text:span><text:span text:style-name="T3">;i&lt;n;i++){</text:span></text:p>
      <text:p text:style-name="P2"><text:s text:c="12"/><text:span text:style-name="T3">A[i] = ArrElements.nextInt();</text:span></text:p>
      <text:p text:style-name="P2"><text:s text:c="8"/><text:span text:style-name="T3">}</text:span></text:p>
      <text:p text:style-name="P2"><text:s text:c="8"/><text:span text:style-name="T3">Scanner SubArr = </text:span><text:span text:style-name="T2">new </text:span><text:span text:style-name="T3">Scanner(System.</text:span><text:span text:style-name="T6">in</text:span><text:span text:style-name="T3">);</text:span></text:p>
      <text:p text:style-name="P2"><text:s text:c="8"/><text:span text:style-name="T5">k </text:span><text:span text:style-name="T3">= SubArr.nextInt();</text:span></text:p>
      <text:p text:style-name="P2"><text:s text:c="8"/><text:span text:style-name="T2">int </text:span><text:span text:style-name="T3">l=</text:span><text:span text:style-name="T7">1</text:span><text:span text:style-name="T3">;</text:span></text:p>
      <text:p text:style-name="P2"><text:s text:c="8"/><text:span text:style-name="T2">int</text:span><text:span text:style-name="T3">[] B = </text:span><text:span text:style-name="T2">new int</text:span><text:span text:style-name="T3">[</text:span><text:span text:style-name="T5">k</text:span><text:span text:style-name="T3">];</text:span></text:p>
      <text:p text:style-name="P2"><text:s text:c="8"/><text:span text:style-name="T2">for</text:span><text:span text:style-name="T3">(</text:span><text:span text:style-name="T2">int </text:span><text:span text:style-name="T3">j=</text:span><text:span text:style-name="T7">1</text:span><text:span text:style-name="T3">,i=</text:span><text:span text:style-name="T7">1</text:span><text:span text:style-name="T3">;j&lt;n;j++,i++){</text:span></text:p>
      <text:p text:style-name="P2"><text:s text:c="12"/><text:span text:style-name="T2">if</text:span><text:span text:style-name="T3">(j-</text:span><text:span text:style-name="T7">1</text:span><text:span text:style-name="T3">==</text:span><text:span text:style-name="T5">k</text:span><text:span text:style-name="T3">){</text:span></text:p>
      <text:p text:style-name="P2"><text:s text:c="16"/><text:span text:style-name="T3">j=</text:span><text:span text:style-name="T7">1</text:span><text:span text:style-name="T3">;</text:span></text:p>
      <text:p text:style-name="P2"><text:s text:c="16"/><text:span text:style-name="T3">i=++l;</text:span></text:p>
      <text:p text:style-name="P2"><text:s text:c="16"/><text:span text:style-name="T4">MaxValue</text:span><text:span text:style-name="T3">(B);</text:span></text:p>
      <text:p text:style-name="P2"><text:s text:c="12"/><text:span text:style-name="T3">};</text:span></text:p>
      <text:p text:style-name="P2"><text:s text:c="12"/><text:span text:style-name="T2">if</text:span><text:span text:style-name="T3">(i-</text:span><text:span text:style-name="T7">1</text:span><text:span text:style-name="T3">==n)</text:span></text:p>
      <text:p text:style-name="P2"><text:s text:c="16"/><text:span text:style-name="T2">return</text:span><text:span text:style-name="T3">;</text:span></text:p>
      <text:p text:style-name="P2"><text:s text:c="12"/><text:span text:style-name="T3">B[j-</text:span><text:span text:style-name="T7">1</text:span><text:span text:style-name="T3">] = A[i-</text:span><text:span text:style-name="T7">1</text:span><text:span text:style-name="T3">];</text:span></text:p>
      <text:p text:style-name="P2"><text:s text:c="8"/><text:span text:style-name="T3">}</text:span></text:p>
      <text:p text:style-name="P2"><text:s text:c="4"/><text:span text:style-name="T3">}</text:span></text:p>
      <text:p text:style-name="P2"><text:s text:c="4"/><text:span text:style-name="T2">public static void </text:span><text:span text:style-name="T3">MaxValue(</text:span><text:span text:style-name="T2">int</text:span><text:span text:style-name="T3">[] C){</text:span></text:p>
      <text:p text:style-name="P2"><text:s text:c="8"/><text:span text:style-name="T2">for </text:span><text:span text:style-name="T3">(</text:span><text:span text:style-name="T2">int </text:span><text:span text:style-name="T3">j=</text:span><text:span text:style-name="T7">0</text:span><text:span text:style-name="T3">;j&lt;</text:span><text:span text:style-name="T5">k</text:span><text:span text:style-name="T3">-</text:span><text:span text:style-name="T7">1</text:span><text:span text:style-name="T3">;j++){</text:span></text:p>
      <text:p text:style-name="P2"><text:s text:c="12"/><text:span text:style-name="T2">if </text:span><text:span text:style-name="T3">(</text:span><text:span text:style-name="T5">g</text:span><text:span text:style-name="T3">&lt;Math.</text:span><text:span text:style-name="T4">max</text:span><text:span text:style-name="T3">(C[j],C[j+</text:span><text:span text:style-name="T7">1</text:span><text:span text:style-name="T3">])){</text:span></text:p>
      <text:p text:style-name="P2"><text:s text:c="16"/><text:span text:style-name="T5">g </text:span><text:span text:style-name="T3">= Math.</text:span><text:span text:style-name="T4">max</text:span><text:span text:style-name="T3">(C[j],C[j+</text:span><text:span text:style-name="T7">1</text:span><text:span text:style-name="T3">]);</text:span></text:p>
      <text:p text:style-name="P2"><text:s text:c="12"/><text:span text:style-name="T3">}</text:span></text:p>
      <text:p text:style-name="P2"><text:s text:c="8"/><text:span text:style-name="T3">}</text:span></text:p>
      <text:p text:style-name="P2"><text:s text:c="8"/><text:span text:style-name="T3">System.</text:span><text:span text:style-name="T6">out</text:span><text:span text:style-name="T3">.print(</text:span><text:span text:style-name="T5">g</text:span><text:span text:style-name="T3">+</text:span><text:span text:style-name="T8">" <text:s/>"</text:span><text:span text:style-name="T3">);</text:span></text:p>
      <text:p text:style-name="P2"><text:s text:c="4"/><text:span text:style-name="T3">}</text:span></text:p>
      <text:p text:style-name="P3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20:09:25.695447918</meta:creation-date>
    <dc:date>2018-12-16T20:10:09.052796444</dc:date>
    <meta:editing-duration>PT47S</meta:editing-duration>
    <meta:editing-cycles>1</meta:editing-cycles>
    <meta:document-statistic meta:table-count="0" meta:image-count="0" meta:object-count="0" meta:page-count="1" meta:paragraph-count="35" meta:word-count="89" meta:character-count="931" meta:non-whitespace-character-count="568"/>
    <meta:generator>LibreOffice/6.0.3.2$Linux_X86_64 LibreOffice_project/00m0$Build-2</meta:generator>
  </office:meta>
</office:document-meta>
</file>